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 style:list-style-name="L1">
      <style:text-properties style:font-name="Verdana"/>
    </style:style>
    <style:style style:name="P4" style:family="paragraph" style:parent-style-name="Standard" style:list-style-name="L2">
      <style:text-properties style:font-name="Verdana"/>
    </style:style>
    <style:style style:name="P5" style:family="paragraph" style:parent-style-name="Standard" style:list-style-name="L3">
      <style:text-properties style:font-name="Verdan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iculty / Progression</text:p>
      <text:p text:style-name="P1"/>
      <text:list xml:id="list3926102739905506439" text:style-name="L1">
        <text:list-item>
          <text:p text:style-name="P3">At the start of the game you encounter only grey slimes</text:p>
        </text:list-item>
        <text:list-item>
          <text:p text:style-name="P3">Each room has a friendly slime (no fight), one of each primary colour</text:p>
        </text:list-item>
        <text:list-item>
          <text:p text:style-name="P3">Each room has a higher difficulty in random encounters, so that you probably won't fight much in room 2 until your red slime is levelled a bit</text:p>
        </text:list-item>
        <text:list-item>
          <text:p text:style-name="P3">Once you've spoken to the friendly slime in any given room, you will begin encountering them randomly</text:p>
        </text:list-item>
        <text:list-item>
          <text:p text:style-name="P3">You can capture grey slimes for small XP boosts to any slime</text:p>
        </text:list-item>
        <text:list-item>
          <text:p text:style-name="P3">You can capture coloured slimes for unlocking abilities (more on this later)</text:p>
        </text:list-item>
        <text:list-item>
          <text:p text:style-name="P3">Each room has a friend (Ravi, Diana, Usir) who you can challenge to gain their artifact. <text:s/>You will be fighting against the evolved forms and the fights will be difficult enough that you probably won't win the first fight without having 3 decent slimes in your party. <text:s/>These fights also progress in difficulty</text:p>
        </text:list-item>
        <text:list-item>
          <text:p text:style-name="P3">After you win against Usir's slime beast, he gives a speech similar to @Jisu's dialogue as already written, but instead of storming off he gets “consumed” by his slimes to create some sort of boss Usir/slime. <text:s/>You'll need all three slimes maxed/evolved to win this fight</text:p>
        </text:list-item>
        <text:list-item>
          <text:p text:style-name="P3">We didn't discuss this but I'm realizing we might want to cap the # of coloured slimes you can encounter prior to each friend fight or else most players will move immediately from Usir fight to Usir boss fight... or maybe that's okay</text:p>
        </text:list-item>
      </text:list>
      <text:p text:style-name="P1"/>
      <text:p text:style-name="P2">Merging / Levelling</text:p>
      <text:p text:style-name="P1"/>
      <text:list xml:id="list6219832630134763157" text:style-name="L2">
        <text:list-item>
          <text:p text:style-name="P4">You can capture grey slimes which can only be used for XP boosts</text:p>
        </text:list-item>
        <text:list-item>
          <text:p text:style-name="P4">Sky has a relatively weak attack and will level up slowly, since she cannot be merged with slimes but can only get XP from winning combat. <text:s/>Sky's role will be mostly support / capture</text:p>
        </text:list-item>
        <text:list-item>
          <text:p text:style-name="P4">Once you unlock coloured slimes they can be merged with each other. There will be three “tracks” of ability based on colour and you gain/level up each track by merging with the appropriate colour. <text:s/>There's a definite max level which will depend on how many unique tiers of abilities we can come up with and how the game balance goes – probably 3-5. <text:s/>You can only max out one track, and choose 2 tracks total.</text:p>
        </text:list-item>
        <text:list-item>
          <text:p text:style-name="P4">So for example (assume 4 tiers per track) you could have your Red starter slime merge with any of Red, Yellow, or Blue. <text:s/>If you choose Red, your Red track levels up giving you a cool upgraded ability. <text:s/>If you choose Yellow or Blue, your slime changes to Orange or Purple respectively. <text:s/>Let's say you chose Blue. <text:s/>This unlocks the Blue ability at tier 1 (more choices in combat) and locks out your ability to merge this guy with Yellow/Orange/Green. <text:s/>And you need to pick which of Red or Blue goes to max, as you only get one.</text:p>
        </text:list-item>
        <text:list-item>
          <text:p text:style-name="P4">You can have any number of coloured slimes but only Sky + 3 slimes in your party at one time. <text:s/>You can swap in and out at will between combats.</text:p>
        </text:list-item>
        <text:list-item>
          <text:p text:style-name="P4">Once you unlock the artifacts, you can also swap which slime carries each <text:soft-page-break/>artifact at any given time.</text:p>
        </text:list-item>
        <text:list-item>
          <text:p text:style-name="P4">The artifacts grant massive stat boosts which differ between artifacts, making this determine sort of the “role” in the party (tank, dps, magic)</text:p>
        </text:list-item>
        <text:list-item>
          <text:p text:style-name="P4">We may play around with passive abilities and/or limit break abilities for the artifacts or for maxing out a track, but the final decision on those should probably wait until we've seen how gameplay feels so far</text:p>
        </text:list-item>
      </text:list>
      <text:p text:style-name="P1"/>
      <text:p text:style-name="P2">Roles / Abilities</text:p>
      <text:p text:style-name="P1"/>
      <text:list xml:id="list1339102388544254680" text:style-name="L3">
        <text:list-item>
          <text:p text:style-name="P5">Fang = Tank, has high HP/Defense</text:p>
        </text:list-item>
        <text:list-item>
          <text:p text:style-name="P5">Scale = DPS, has high speed (more attacks per round)</text:p>
        </text:list-item>
        <text:list-item>
          <text:p text:style-name="P5">Eye = Magic, has the highest MP so can use high-Attack abilities often</text:p>
        </text:list-item>
        <text:list-item>
          <text:p text:style-name="P5">Red = Crits and bleeds</text:p>
        </text:list-item>
        <text:list-item>
          <text:p text:style-name="P5">Yellow = AoE and delayed AoE (higher damage, in a few rounds)</text:p>
        </text:list-item>
        <text:list-item>
          <text:p text:style-name="P5">Blue = Status effects like stun and lowered defense</text:p>
        </text:list-item>
      </text:list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S</meta:initial-creator>
    <meta:creation-date>2021-02-06T13:03:19.39</meta:creation-date>
    <meta:document-statistic meta:table-count="0" meta:image-count="0" meta:object-count="0" meta:page-count="2" meta:paragraph-count="27" meta:word-count="649" meta:character-count="3465"/>
    <dc:date>2021-02-06T13:45:43.12</dc:date>
    <dc:creator>L S</dc:creator>
    <meta:editing-duration>PT11M23S</meta:editing-duration>
    <meta:editing-cycles>1</meta:editing-cycles>
    <meta:generator>OpenOffice/4.1.6$Win32 OpenOffice.org_project/416m1$Build-9790</meta:generator>
  </office:meta>
</office:document-meta>
</file>